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42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512cm" fo:min-width="4.897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791cm" fo:min-width="4.441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5.48cm" fo:min-width="5.23cm" fo:wrap-option="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567cm" fo:min-width="3.317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492cm" svg:x="1.952cm" svg:y="6.08cm">
          <text:p text:style-name="P1">FreeCad-define geometry<text:line-break/>(.step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7cm" svg:height="4.762cm" svg:x="13.065cm" svg:y="5.445cm">
          <text:p text:style-name="P1">Import .step to Salome and generate mesh as .mesh fil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762cm" svg:y1="7.667cm" svg:x2="13.065cm" svg:y2="7.667cm">
          <text:p/>
        </draw:line>
        <draw:custom-shape draw:style-name="gr4" draw:text-style-name="P1" draw:layer="layout" svg:width="6.985cm" svg:height="5.715cm" svg:x="1.635cm" svg:y="13.7cm">
          <text:p text:style-name="P1">Define physical groups for .mesh file in Gmsh and save it as .msh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5.287cm" svg:y1="10.207cm" svg:x2="5.127cm" svg:y2="13.7cm">
          <text:p/>
        </draw:line>
        <draw:custom-shape draw:style-name="gr6" draw:text-style-name="P1" draw:layer="layout" svg:width="6.35cm" svg:height="6.35cm" svg:x="12.112cm" svg:y="14.017cm">
          <text:p text:style-name="P1">Use dolfin-convert to convert .msh file into .xml and generate facet_region and physical_region .xml file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8.62cm" svg:y1="16.24cm" svg:x2="12.112cm" svg:y2="16.24cm">
          <text:p/>
        </draw:line>
        <draw:custom-shape draw:style-name="gr7" draw:text-style-name="P1" draw:layer="layout" svg:width="5.397cm" svg:height="5.397cm" svg:x="1.635cm" svg:y="22.907cm">
          <text:p text:style-name="P1">Import these .xml files in FeniCS and use it in the sim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397cm" svg:height="5.397cm" svg:x="12.112cm" svg:y="22.908cm">
          <text:p text:style-name="P1">Finally visualize the generated .vtu files in para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033cm" svg:y1="25.765cm" svg:x2="12.112cm" svg:y2="25.765cm">
          <text:p/>
        </draw:line>
        <draw:line draw:style-name="gr5" draw:text-style-name="P2" draw:layer="layout" svg:x1="14.97cm" svg:y1="20.367cm" svg:x2="6.715cm" svg:y2="24.1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EG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167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6T19:59:31.467341962</meta:creation-date>
    <dc:date>2023-12-26T20:08:35.479887441</dc:date>
    <meta:editing-duration>PT9M4S</meta:editing-duration>
    <meta:editing-cycles>1</meta:editing-cycles>
    <meta:generator>LibreOffice/7.3.7.2$Linux_X86_64 LibreOffice_project/30$Build-2</meta:generator>
    <meta:document-statistic meta:object-count="11"/>
  </office:meta>
</office:document-meta>
</file>